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SC" svg:font-family="Songti SC"/>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text-align="center"/>
      <style:text-properties style:font-name="Times" fo:font-size="18.0pt"/>
    </style:style>
    <style:style style:name="P3" style:family="paragraph" style:parent-style-name="Standard">
      <style:paragraph-properties fo:text-align="justify"/>
      <style:text-properties style:font-name="Times" fo:font-size="18.0pt"/>
    </style:style>
    <style:style style:name="P4" style:family="paragraph" style:parent-style-name="Standard">
      <style:paragraph-properties fo:margin-top="0.0972in" fo:margin-bottom="0.0835in" fo:text-align="justify"/>
      <style:text-properties style:font-name="Times" fo:font-size="12.0pt"/>
    </style:style>
    <style:style style:name="P5" style:family="paragraph" style:parent-style-name="Standard">
      <style:paragraph-properties fo:text-align="justify"/>
      <style:text-properties style:font-name="Times" fo:font-size="12.0pt" fo:color="#b2b2b2"/>
    </style:style>
    <style:style style:name="P6" style:family="paragraph" style:parent-style-name="Standard">
      <style:paragraph-properties fo:text-align="justify"/>
      <style:text-properties style:font-name="Times" fo:font-size="12.0pt"/>
    </style:style>
    <style:style style:name="P7" style:family="paragraph" style:parent-style-name="Standard">
      <style:paragraph-properties fo:text-align="justify"/>
      <style:text-properties style:font-name="Songti SC" fo:font-size="12.0pt"/>
    </style:style>
    <style:style style:name="P8" style:family="paragraph" style:parent-style-name="Standard">
      <style:paragraph-properties fo:text-align="justify"/>
      <style:text-properties style:font-name="Times" fo:font-size="12.0pt" fo:color="#000000"/>
    </style:style>
    <style:style style:name="P9" style:family="paragraph" style:parent-style-name="Standard">
      <style:paragraph-properties fo:margin-top="0.0972in" fo:margin-bottom="0.0835in" fo:text-align="justify"/>
      <style:text-properties style:font-name="Times" fo:font-size="12.0pt" fo:color="#000000"/>
    </style:style>
    <style:style style:name="P10" style:family="paragraph" style:parent-style-name="Standard">
      <style:paragraph-properties fo:margin-bottom="0.0972in" fo:text-align="justify" fo:line-height="120%"/>
      <style:text-properties style:font-name="Times" fo:font-size="12.0pt" fo:color="#b2b2b2"/>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letter-spacing="0.0000in" fo:color="#000000"/>
    </style:style>
    <style:style style:name="T4" style:family="text">
      <style:text-properties style:font-name="Songti SC"/>
    </style:style>
    <style:style style:name="T5" style:family="text">
      <style:text-properties style:font-name="Times"/>
    </style:style>
    <style:style style:name="T6" style:family="text">
      <style:text-properties style:font-name="Times" fo:letter-spacing="0.0000in" fo:color="#000000"/>
    </style:style>
    <style:style style:name="T7"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Documentation for deliverable</text:span></text:p>
      <text:p text:style-name="P2">Student members: <text:span text:style-name="T2">Zhang</text:span></text:p>
      <text:p text:style-name="P3"/>
      <text:p text:style-name="P4"><text:span text:style-name="T1">1. Description of the homework</text:span></text:p>
      <text:p text:style-name="P5">Explain what is the purpose of the provided deliverable and how does it function to achieve this purpose. You need to convince that you know what you are doing, from a theoritcal and practical point of view.</text:p>
      <text:p text:style-name="P6"/>
      <text:p text:style-name="P6">This deliverable is capable of rendering a virtual houses that do not exist in reality on the chessboard in a video (either a video captured in real time with a camera or a recorded video). In order to do this, we need to find the matrix that converts the world coordinates into camera coordinates. We first have to get the camera's i<text:span text:style-name="T3">ntrinsic</text:span><text:s/>parameters (camera matrix, distortion coefficients ) by calibrating the camera . The i<text:span text:style-name="T3">ntrinsic</text:span><text:s/>parameters converts the camera coordinates system with the camera as the origin to the pixel coordinates system on the screen . In addition to this, we need to calculate the Extrinsic parameter: this parameter converts the world coordinate system into the camera coordinate system <text:span text:style-name="T4">. In this case, the world coordinate system is centered on the first intersection of the black and white squares on the chessboard . <text:s/>By using the information entered by the user about the number of corners and the distance between corners, we can calculate the coordinates of these corners in the world coordinate system . By calling the cv2.findChessboardCorner function, we can detect the coordinates of the chessboard corners on the screen . With these informations, we can calculate the rotation and translation vectors (i.e. Extrinsic parameters) by calling the cv2.solvePnP function . Once the internal and external parameters are calculated, we can map the points in the world coordinate system to their corresponding locations on the screen . </text:span></text:p>
      <text:p text:style-name="P6"/>
      <text:p text:style-name="P4"><text:span text:style-name="T1">2. Executing the deliverable with default parameters</text:span></text:p>
      <text:p text:style-name="P5">How to run the deliverable with default parameters from a terminal of the TP-CompVisio VM environment</text:p>
      <text:p text:style-name="P7"><text:span text:style-name="T5">If the user does not enter any parameters, the program will run on the ‘tp3-video-to-apply-ar.mp4’ file in the data folder </text:span>. The number of corners horizontally will be set to 9, the number of corners vertically will be set to 6 and the distance between corners will be set to 0.025 . The video with applied AR will be named as “tp3-video-applied.mp4” and be stored in the data file . </text:p>
      <text:p text:style-name="P7">E.g. python3 tp3-1.3-partial.py</text:p>
      <text:p text:style-name="P4"><text:span text:style-name="T1">2.1 Executing the deliverable with specific parameters</text:span></text:p>
      <text:p text:style-name="P5">In case your provide a deliverable that can be run with specific parameters from the command line, add a 2.x subsection for each separate case:</text:p>
      <text:p text:style-name="P7"><text:span text:style-name="T5">If the user enters the following 5 parameters in order: <text:s/></text:span>: &lt;number_of_corners_horizontally&gt; &lt;number_of_corners_vertically&gt; &lt;distance_between_corners_in_meters&gt; &lt;camera_id&gt; &lt;path_to_video&gt;, <text:s/>the program will run with the entered chessboard information on the video provided by the user . Please note that in this case the camera will not run no matter what camera_id is provided . </text:p>
      <text:p text:style-name="P7">E.g. python3 tp3-1.3-partial.py 9 6 0.025 0 'video-to-apply-ar.mp4'</text:p>
      <text:p text:style-name="P7"><text:span text:style-name="T5">If the user enters the following 4 parameters in order: <text:s/></text:span>: &lt;number_of_corners_horizontally&gt; &lt;number_of_corners_vertically&gt; &lt;distance_between_corners_in_meters&gt; &lt;camera_id&gt;, <text:s/>the camera will run and AR will be applied to the video captured in real time . </text:p>
      <text:p text:style-name="P7">The video with applied AR will be named as “tp3-video-applied.mp4” and be stored in the data file . </text:p>
      <text:p text:style-name="P7"><text:span text:style-name="T5">E.g </text:span>python3 tp3-1.3-partial.py 9 6 0.025 0 </text:p>
      <text:p text:style-name="P4"><text:span text:style-name="T1">3 Using the deliverable with default parameters</text:span></text:p>
      <text:p text:style-name="P5">Explain how the user is expected to use your deliverable when starting it with default parameters. Does the user have to provide some input to your program? Where is the output shown? How does the user understand if the program succeeded or failed?</text:p>
      <text:p text:style-name="P6"/>
      <text:p text:style-name="P6"><text:span text:style-name="T2">The user should first press the button X to ... execute the ... The user can then see the result in ... the program exits successfully after …</text:span></text:p>
      <text:p text:style-name="P6">After the user starts the program with default parameters, the user will see the CV2 GUI and the video will be displayed frame by frame, the next frame will be displayed after the current frame is calculated. The program will exit automatically after all frames of the video have been calculated. If the capturer fails to start, the program will exit</text:p>
      <text:p text:style-name="P6"/>
      <text:p text:style-name="P4"><text:span text:style-name="T1">3.1 Using the deliverable with specific parameters</text:span></text:p>
      <text:p text:style-name="P5">Explain how the user should use the deliverable for each 2.x subsection</text:p>
      <text:p text:style-name="P8">If the user starts the program with 5 parameters, the program will run according to the flow of the third part</text:p>
      <text:p text:style-name="P8">If the user starts the program with 6 parameters, the camera will start, the user will see the CV2 GUI, and the user will see the live image captured by the camera. If the board is detected, the house will be displayed on the screen . The user can exit the program by pressing 'q' <text:s/><text:span text:style-name="T4">.</text:span><text:s/>If the capturer fails to start, the program will exit</text:p>
      <text:p text:style-name="P6"/>
      <text:p text:style-name="P4"><text:span text:style-name="T1">4 Non-delivered code</text:span></text:p>
      <text:p text:style-name="P5">List clearly any parts of the deliverable that you did not manage to complete. </text:p>
      <text:p text:style-name="P7">I don't have the xml of my own camera <text:span text:style-name="T5">i</text:span><text:span text:style-name="T6">ntrinsic</text:span><text:span text:style-name="T5"><text:s/>parameters </text:span><text:s/>because I didn’t capture my own photos by my camera during the class, resulting in incorrect camera parameters. After that I couldn't connect the camera from my computer to the school PC <text:s/>. </text:p>
      <text:p text:style-name="P9"><text:span text:style-name="T1">5 Other</text:span></text:p>
      <text:p text:style-name="P10">Write here any other information that you think is useful. Feel free to add pictures with results if it helps to understand your deliverable, but <text:span text:style-name="T7">only</text:span><text:s/>in the case that these results can be reproduced by the user, after having followed your instructions in sections 3 and 4.</text:p>
      <text:p text:style-name="P7">I have changed the <text:s/>cv2.CAP_V4L parameter into cv2.CAP_AVFOUNDATION in order to run this program on my MacBook (see the example in data file) . I’m not sure if this program can run on the school’s PC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